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9.2728in"/>
    </style:style>
    <style:style style:name="co6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7016in"/>
    </style:style>
    <style:style style:name="co4" style:family="table-column">
      <style:table-column-properties fo:break-before="auto" style:column-width="1.5752in"/>
    </style:style>
    <style:style style:name="co7" style:family="table-column">
      <style:table-column-properties fo:break-before="auto" style:column-width="1.181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/>
    </style:style>
    <style:style style:name="ce2" style:family="table-cell" style:parent-style-name="Default">
      <style:table-cell-properties fo:background-color="#33ff99"/>
      <style:text-properties fo:color="#66ff99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ext-properties style:text-underline-style="none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ext-properties fo:font-style="italic" style:text-underline-style="none" style:font-style-asian="italic" style:font-style-complex="italic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339966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4" table:default-cell-style-name="ce1"/>
        <table:table-column table:style-name="co7" table:number-columns-repeated="11" table:default-cell-style-name="Default"/>
        <table:table-row table:style-name="ro1">
          <table:table-cell/>
          <table:table-cell office:value-type="string" calcext:value-type="string">
            <text:p>RETURN VALUE</text:p>
          </table:table-cell>
          <table:table-cell office:value-type="string" calcext:value-type="string">
            <text:p>FLAGS</text:p>
          </table:table-cell>
          <table:table-cell table:number-columns-repeated="2"/>
          <table:table-cell office:value-type="string" calcext:value-type="string">
            <text:p>VARS</text:p>
          </table:table-cell>
          <table:table-cell table:number-columns-repeated="3"/>
          <table:table-cell office:value-type="string" calcext:value-type="string">
            <text:p>CARD PTR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eventTargetCancel</text:p>
          </table:table-cell>
          <table:table-cell office:value-type="string" calcext:value-type="string">
            <text:p>bool : hasCancel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eventTargetCharacter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6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ventTargetMob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6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ventTargetEquip</text:p>
          </table:table-cell>
          <table:table-cell office:value-type="string" calcext:value-type="string">
            <text:p>bool : hasProtected</text:p>
          </table:table-cell>
          <table:table-cell table:number-columns-repeated="7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span text:style-name="T2">preventIntercome</text:span>TargetCharacter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pan text:style-name="T2">preventIntercome</text:span>TargetMob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eventIntercomeTargetEquip</text:p>
          </table:table-cell>
          <table:table-cell office:value-type="string" calcext:value-type="string">
            <text:p>bool : hasProtected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eventSelfTargetCharacter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eventSelfTargetMob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eventSelfTargetEquip</text:p>
          </table:table-cell>
          <table:table-cell office:value-type="string" calcext:value-type="string">
            <text:p>bool : hasProtected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layActionCanc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ActionCanc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EquipCanc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EquipCanc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FieldCanc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FieldCanc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MobCanc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MobCancel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GetTargeted</text:p>
          </table:table-cell>
          <table:table-cell/>
          <table:table-cell office:value-type="string" calcext:value-type="string">
            <text:p>ZTCG_TARGETTYP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CheckPreventAttack</text:p>
          </table:table-cell>
          <table:table-cell office:value-type="string" calcext:value-type="string">
            <text:p>Not 0: Prevent attack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table:style-name="ce4" office:value-type="string" calcext:value-type="string">
            <text:p>M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quipBuff</text:p>
          </table:table-cell>
          <table:table-cell/>
          <table:table-cell office:value-type="string" calcext:value-type="string">
            <text:p>ZTCG_ATTACKSTATE</text:p>
          </table:table-cell>
          <table:table-cell office:value-type="string" calcext:value-type="string">
            <text:p>ZTCG_PLAYERTYPE</text:p>
          </table:table-cell>
          <table:table-cell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5" office:value-type="string" calcext:value-type="string">
            <text:p>isCommit atk</text:p>
          </table:table-cell>
          <table:table-cell office:value-type="string" calcext:value-type="string">
            <text:p>Initial dmg</text:p>
          </table:table-cell>
          <table:table-cell table:style-name="ce4" office:value-type="string" calcext:value-type="string">
            <text:p>attacker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EquipRefreshCharg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EquipBuffWithCharge</text:p>
          </table:table-cell>
          <table:table-cell/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5" office:value-type="string" calcext:value-type="string">
            <text:p>isCommit atk</text:p>
          </table:table-cell>
          <table:table-cell office:value-type="string" calcext:value-type="string">
            <text:p>Initial dmg</text:p>
          </table:table-cell>
          <table:table-cell table:style-name="ce4" office:value-type="string" calcext:value-type="string">
            <text:p>attacker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EquipBlockDamage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Block dmg</text:p>
          </table:table-cell>
          <table:table-cell table:style-name="ce5" office:value-type="string" calcext:value-type="string">
            <text:p>isCommit atk (-1: commit)</text:p>
          </table:table-cell>
          <table:table-cell table:number-columns-repeated="2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BlockResultDamage</text:p>
          </table:table-cell>
          <table:table-cell office:value-type="string" calcext:value-type="string">
            <text:p>Not 0: Result damage</text:p>
          </table:table-cell>
          <table:table-cell table:number-columns-repeated="3"/>
          <table:table-cell office:value-type="string" calcext:value-type="string">
            <text:p>Result dmg</text:p>
          </table:table-cell>
          <table:table-cell office:value-type="string" calcext:value-type="string">
            <text:p>Attack dmg</text:p>
          </table:table-cell>
          <table:table-cell office:value-type="string" calcext:value-type="string">
            <text:p>Block dm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OpponentBlockResultDamage</text:p>
          </table:table-cell>
          <table:table-cell office:value-type="string" calcext:value-type="string">
            <text:p>Not 0: Result damage</text:p>
          </table:table-cell>
          <table:table-cell table:number-columns-repeated="3"/>
          <table:table-cell office:value-type="string" calcext:value-type="string">
            <text:p>Result dmg</text:p>
          </table:table-cell>
          <table:table-cell office:value-type="string" calcext:value-type="string">
            <text:p>Attack dmg</text:p>
          </table:table-cell>
          <table:table-cell office:value-type="string" calcext:value-type="string">
            <text:p>Block dmg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undoBuff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pplyBuff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electMen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SelectMenu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electMenu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fresh</text:p>
          </table:table-cell>
          <table:table-cell table:number-columns-repeated="4"/>
          <table:table-cell office:value-type="string" calcext:value-type="string">
            <text:p>He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RefreshCard</text:p>
          </table:table-cell>
          <table:table-cell table:number-columns-repeated="4"/>
          <table:table-cell office:value-type="string" calcext:value-type="string">
            <text:p>He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OpponentRefreshCard</text:p>
          </table:table-cell>
          <table:table-cell table:number-columns-repeated="4"/>
          <table:table-cell office:value-type="string" calcext:value-type="string">
            <text:p>He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RefreshCard</text:p>
          </table:table-cell>
          <table:table-cell table:number-columns-repeated="4"/>
          <table:table-cell office:value-type="string" calcext:value-type="string">
            <text:p>He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RefreshCard</text:p>
          </table:table-cell>
          <table:table-cell table:number-columns-repeated="4"/>
          <table:table-cell office:value-type="string" calcext:value-type="string">
            <text:p>Heal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ickCardOrd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ickCardOrder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ov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cover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cover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hrowCoi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ThrowCoi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hrowCoinFix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ThrowCoinFixe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hrowDi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ThrowDie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layRp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romp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rompt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InterceptDraw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InterceptDraw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ra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raw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Draw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MoveToDiscardPile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CardMovedToDiscardPile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OpponentCardMovedToDiscardPile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Destroy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6"/>
          <table:table-cell office:value-type="string" calcext:value-type="string">
            <text:p>destroyed c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CardDestroyed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6"/>
          <table:table-cell office:value-type="string" calcext:value-type="string">
            <text:p>destroyed c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OpponentCardDestroyed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6"/>
          <table:table-cell office:value-type="string" calcext:value-type="string">
            <text:p>destroyed card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iscard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Discard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ve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veal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veal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andom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andomDiscard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andomDiscard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ee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eek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eek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eiveStu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ceiveStun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ceiveStun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eiveHija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ceiveHijack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ceiveHijack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eiveAwa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ReceiveAway</text:span>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OpponentReceiveAway</text:span>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eiveSilenc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ceiveSilence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ceiveSilence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quipmentDestroy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estroyOpponentEquipmen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estroyedEquipment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CalcAttack</text:p>
          </table:table-cell>
          <table:table-cell office:value-type="string" calcext:value-type="string">
            <text:p>Not 0: NO INCREASES</text:p>
          </table:table-cell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6" office:value-type="string" calcext:value-type="string">
            <text:p>isCommit atk</text:p>
          </table:table-cell>
          <table:table-cell office:value-type="string" calcext:value-type="string">
            <text:p>Dmg multiplier (%)</text:p>
          </table:table-cell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CalcAttackCard</text:p>
          </table:table-cell>
          <table:table-cell office:value-type="string" calcext:value-type="string">
            <text:p>Not 0: NO INCREASES</text:p>
          </table:table-cell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6" office:value-type="string" calcext:value-type="string">
            <text:p>isCommit atk</text:p>
          </table:table-cell>
          <table:table-cell office:value-type="string" calcext:value-type="string">
            <text:p>Dmg multiplier (%)</text:p>
          </table:table-cell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OpponentCalcAttackCard</text:p>
          </table:table-cell>
          <table:table-cell office:value-type="string" calcext:value-type="string">
            <text:p>Not 0: NO INCREASES</text:p>
          </table:table-cell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6" office:value-type="string" calcext:value-type="string">
            <text:p>isCommit atk</text:p>
          </table:table-cell>
          <table:table-cell office:value-type="string" calcext:value-type="string">
            <text:p>Dmg multiplier (%)</text:p>
          </table:table-cell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CalcDefense</text:p>
          </table:table-cell>
          <table:table-cell office:value-type="string" calcext:value-type="string">
            <text:p>Not 0: NO DEFENSES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Block dmg</text:p>
          </table:table-cell>
          <table:table-cell table:style-name="ce5" office:value-type="string" calcext:value-type="string">
            <text:p>isCommit atk (-1: commit)</text:p>
          </table:table-cell>
          <table:table-cell table:number-columns-repeated="2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CalcDefenseCard</text:p>
          </table:table-cell>
          <table:table-cell office:value-type="string" calcext:value-type="string">
            <text:p>Not 0: NO DEFENSES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Block dmg</text:p>
          </table:table-cell>
          <table:table-cell table:style-name="ce5" office:value-type="string" calcext:value-type="string">
            <text:p>isCommit atk (-1: commit)</text:p>
          </table:table-cell>
          <table:table-cell table:number-columns-repeated="2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OpponentCalcDefenseCard</text:p>
          </table:table-cell>
          <table:table-cell office:value-type="string" calcext:value-type="string">
            <text:p>Not 0: NO DEFENSES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Block dmg</text:p>
          </table:table-cell>
          <table:table-cell table:style-name="ce5" office:value-type="string" calcext:value-type="string">
            <text:p>isCommit atk (-1: commit)</text:p>
          </table:table-cell>
          <table:table-cell table:number-columns-repeated="2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tart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Prevent bool</text:p>
          </table:table-cell>
          <table:table-cell office:value-type="string" calcext:value-type="string">
            <text:p>Counter bool</text:p>
          </table:table-cell>
          <table:table-cell office:value-type="string" calcext:value-type="string">
            <text:p>Atk res</text:p>
          </table:table-cell>
          <table:table-cell/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OpponentStart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Prevent bool</text:p>
          </table:table-cell>
          <table:table-cell office:value-type="string" calcext:value-type="string">
            <text:p>Counter bool</text:p>
          </table:table-cell>
          <table:table-cell office:value-type="string" calcext:value-type="string">
            <text:p>Atk res</text:p>
          </table:table-cell>
          <table:table-cell/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Normal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Dmg value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Normal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Dmg value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And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AttackOpponentMob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ttackMob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ttackOpponentEquip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ttackEquip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ttackOpponentCharacter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ttackCharacter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AttackAndIntercept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 office:value-type="string" calcext:value-type="string">
            <text:p>gotDestroyed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AndIntercept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 office:value-type="string" calcext:value-type="string">
            <text:p>gotDestroyed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AndSentToDiscardPile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onMobSentToDiscardPile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nOpponentMobSentToDiscardPile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nEquipSentToDiscardPile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pan text:style-name="T2">onOpponentEquip</text:span>SentToDiscardPile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Launch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Mob slot</text:p>
          </table:table-cell>
          <table:table-cell office:value-type="string" calcext:value-type="string">
            <text:p>Atkr slot</text:p>
          </table:table-cell>
          <table:table-cell table:number-columns-repeated="2"/>
          <table:table-cell office:value-type="string" calcext:value-type="string">
            <text:p>Attacker (<text:span text:style-name="T3">editable</text:span>)</text:p>
          </table:table-cell>
          <table:table-cell table:style-name="ce4" office:value-type="string" calcext:value-type="string">
            <text:p>Mob (<text:span text:style-name="T3">editable</text:span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Intercept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table:style-name="ce4"/>
          <table:table-cell office:value-type="string" calcext:value-type="string">
            <text:p>Mob slot</text:p>
          </table:table-cell>
          <table:table-cell office:value-type="string" calcext:value-type="string">
            <text:p>Atkr slot</text:p>
          </table:table-cell>
          <table:table-cell table:number-columns-repeated="2"/>
          <table:table-cell office:value-type="string" calcext:value-type="string">
            <text:p>Attacker (<text:span text:style-name="T3">editable</text:span>)</text:p>
          </table:table-cell>
          <table:table-cell table:style-name="ce4" office:value-type="string" calcext:value-type="string">
            <text:p>Mob (<text:span text:style-name="T3">editable</text:span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pplyCounter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table:style-name="ce4" office:value-type="string" calcext:value-type="string">
            <text:p>Mob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AttackAndSurviv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PLAYERTYPE</text:p>
          </table:table-cell>
          <table:table-cell office:value-type="string" calcext:value-type="string">
            <text:p>Attack dm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ReceiveAttackAndSurviv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PLAYERTYPE</text:p>
          </table:table-cell>
          <table:table-cell office:value-type="string" calcext:value-type="string">
            <text:p>Attack dmg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AttackCar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Car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AttackViewHan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xecuteAttackViewDe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xecuteAttackViewGraveyar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ViewHan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ViewDe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ViewGraveyar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CalcNextAttack</text:p>
          </table:table-cell>
          <table:table-cell office:value-type="string" calcext:value-type="string">
            <text:p><text:span text:style-name="T2">Not 0: </text:span>NEXT completed</text:p>
          </table:table-cell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6" office:value-type="string" calcext:value-type="string">
            <text:p>isCommit atk</text:p>
          </table:table-cell>
          <table:table-cell office:value-type="string" calcext:value-type="string">
            <text:p>Dmg multiplier (%)</text:p>
          </table:table-cell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onExecuteNext</text:span>Attack</text:p>
          </table:table-cell>
          <table:table-cell office:value-type="string" calcext:value-type="string">
            <text:p><text:span text:style-name="T2">Not 0: </text:span>NEXT completed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akeFrom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TakeFrom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TakeFromGravey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utInto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PutInto</text:span>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PutInto</text:span>Gravey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TakeCardFrom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TakeCard</text:span>From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TakeCard</text:span>FromGravey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PutCard</text:span>Into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PutCardInto</text:span>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PutCardInto</text:span>Gravey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OpponentTakeCard</text:span>From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OpponentTakeCard</text:span>From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OpponentTakeCard</text:span>FromGravey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OpponentPutCard</text:span>Into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OpponentPutCardInto</text:span>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OpponentPutCardInto</text:span>Gravey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lay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layCardView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CardView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CardViewGravey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CardView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CardView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CardViewGravey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ryPlay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ryPlayAction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OpponentTryPlayAction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itAction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InterceptPlayAction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2"/>
          <table:table-cell table:style-name="ce5" office:value-type="string" calcext:value-type="string">
            <text:p>isNotInterce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PlayAction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2"/>
          <table:table-cell table:style-name="ce5" office:value-type="string" calcext:value-type="string">
            <text:p>isNotInterce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ThinkAction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PlayAction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OpponentPlayAction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fterThinkAction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ryPlayEquipment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OpponentTryPlayEquipment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itEquipment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InterceptPlayEquipment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2"/>
          <table:table-cell table:style-name="ce5" office:value-type="string" calcext:value-type="string">
            <text:p>isNotInterce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PlayEquipment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2"/>
          <table:table-cell table:style-name="ce5" office:value-type="string" calcext:value-type="string">
            <text:p>isNotInterce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ThinkEquipment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PlayEquipment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OpponentPlayEquipment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fterThinkEquipment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ryPlayField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OpponentTryPlayField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itField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InterceptPlayField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2"/>
          <table:table-cell table:style-name="ce5" office:value-type="string" calcext:value-type="string">
            <text:p>isNotInterce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PlayField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2"/>
          <table:table-cell table:style-name="ce5" office:value-type="string" calcext:value-type="string">
            <text:p>isNotInterce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ThinkField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PlayField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OpponentPlayField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DestroyFiel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DestroyFiel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fterThinkFiel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ryPlayMob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OpponentTryPlayMob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itMob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InterceptPlayMob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2"/>
          <table:table-cell table:style-name="ce5" office:value-type="string" calcext:value-type="string">
            <text:p>isNotInterce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PlayMob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2"/>
          <table:table-cell table:style-name="ce5" office:value-type="string" calcext:value-type="string">
            <text:p>isNotInterce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ThinkMob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6"/>
          <table:table-cell office:value-type="string" calcext:value-type="string">
            <text:p>mob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PlayMob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6"/>
          <table:table-cell office:value-type="string" calcext:value-type="string">
            <text:p>mob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OpponentPlayMob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6"/>
          <table:table-cell office:value-type="string" calcext:value-type="string">
            <text:p>mob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terThinkMob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office:annotation draw:style-name="gr1" draw:text-style-name="P2" svg:width="1.1413in" svg:height="1.0122in" svg:x="2.9374in" svg:y="42.7535in" draw:caption-point-x="-0.2402in" draw:caption-point-y="0.628in">
              <dc:date>2016-08-26T00:00:00</dc:date>
              <text:p text:style-name="P1"><text:span text:style-name="T1">Do NOT use actions (such as attacks or draw cards), only variable setters here</text:span></text:p>
            </office:annotation>
            <text:p>onPrepareStartTurn</text:p>
          </table:table-cell>
          <table:table-cell table:number-columns-repeated="12"/>
        </table:table-row>
        <table:table-row table:style-name="ro1">
          <table:table-cell office:value-type="string" calcext:value-type="string">
            <office:annotation draw:style-name="gr1" draw:text-style-name="P2" svg:width="1.1413in" svg:height="1.0122in" svg:x="2.9374in" svg:y="42.9315in" draw:caption-point-x="-0.2402in" draw:caption-point-y="0.628in">
              <dc:date>2023-01-12T00:00:00</dc:date>
              <text:p text:style-name="P1"><text:span text:style-name="T1">Do NOT use actions (such as attacks or draw cards), only variable setters here</text:span></text:p>
            </office:annotation>
            <text:p><text:span text:style-name="T2">onOpponentPrepare</text:span>StartTur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StartTur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tartTur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tartTurnView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StartTurnView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StartTurnViewGravey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tartTurnView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tartTurnView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tartTurnViewGravey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tartCharacterAction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tartCharacterAction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overSta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activateCardLevelDro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activateCardEffec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activateCardEffect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tartCharacterActions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tartCharacterActions2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ndTur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EndTur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InterceptCharacterAc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InterceptCharacterActio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LevelActionTrigg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LevelU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LevelUp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fterLevelU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fterOpponentLevelUp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fterApplyCharacterAction</text:p>
          </table:table-cell>
          <table:table-cell table:number-columns-repeated="4"/>
          <table:table-cell office:value-type="string" calcext:value-type="string">
            <text:p>isAppli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fterOpponentApplyCharacterAction</text:p>
          </table:table-cell>
          <table:table-cell table:number-columns-repeated="4"/>
          <table:table-cell office:value-type="string" calcext:value-type="string">
            <text:p>isApplied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fterCharacterAction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fterOpponentCharacterAction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oRepeatLevelActionTrigger</text:p>
          </table:table-cell>
          <table:table-cell office:value-type="string" calcext:value-type="string">
            <text:p>Number of times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ActivateMobEffect</text:p>
          </table:table-cell>
          <table:table-cell/>
          <table:table-cell office:value-type="string" calcext:value-type="string">
            <text:p>ZTCG_PLAYERTYPE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overMobStats</text:p>
          </table:table-cell>
          <table:table-cell/>
          <table:table-cell office:value-type="string" calcext:value-type="string">
            <text:p>ZTCG_PLAYERTYPE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ActivateCharacterAction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ActivateCharacterAction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ActivateCharacterAction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ActivateCharacterAction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 table:formula="of:=CONCATENATE(&quot;POINTCUTS: &quot;;COUNTIF([.A1:.A296];&quot;.*&quot;))" office:value-type="string" office:string-value="POINTCUTS: 232" calcext:value-type="string">
            <text:p>POINTCUTS: 232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onEffectStart</text:p>
          </table:table-cell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onEffectUpdate</text:p>
          </table:table-cell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onEffectFinish</text:p>
          </table:table-cell>
          <table:table-cell table:style-name="ce2"/>
          <table:table-cell table:number-columns-repeated="11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pt" fo:country="BR" style:font-name-asian="Andale Sans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2-15">00/00/0000</text:date>, <text:time style:data-style-name="N2" text:time-value="20:03:27.51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48.39</meta:creation-date>
    <meta:editing-duration>P9DT18H37S</meta:editing-duration>
    <meta:editing-cycles>94</meta:editing-cycles>
    <meta:generator>LibreOffice/7.2.1.2$Windows_X86_64 LibreOffice_project/87b77fad49947c1441b67c559c339af8f3517e22</meta:generator>
    <dc:date>2023-02-15T21:13:28.289000000</dc:date>
    <meta:document-statistic meta:table-count="3" meta:cell-count="581" meta:object-count="0"/>
    <meta:user-defined meta:name="Info 1"/>
    <meta:user-defined meta:name="Info 2"/>
    <meta:user-defined meta:name="Info 3"/>
    <meta:user-defined meta:name="Info 4"/>
  </office:meta>
</office:document-meta>
</file>